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ota</text:p>
          </table:table-cell>
          <table:table-cell office:value-type="string" calcext:value-type="string">
            <text:p>Observacion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uedó Motivaciones y objetivos como un capítulo adelante de todo sin numeración</text:p>
          </table:table-cell>
          <table:table-cell table:style-name="ce1"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 entendí la nota (NGS y RNAseq?). Hay que comentar sobre estos métodos nuevos? Hay un capítulo donde los comenta.</text:p>
          </table:table-cell>
          <table:table-cell table:style-name="ce2"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ROFUNDIZAR</text:p>
          </table:table-cell>
          <table:table-cell table:style-name="ce4"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ER DONDE SE PUEDE PONER ESE PARRAFO</text:p>
          </table:table-cell>
          <table:table-cell table:style-name="ce4"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5:18:56.768738812</meta:creation-date>
    <dc:date>2016-02-19T18:15:20.175158216</dc:date>
    <meta:editing-duration>PT10M51S</meta:editing-duration>
    <meta:editing-cycles>3</meta:editing-cycles>
    <meta:generator>LibreOffice/4.3.3.2$Linux_X86_64 LibreOffice_project/430m0$Build-2</meta:generator>
    <meta:document-statistic meta:table-count="1" meta:cell-count="113" meta:object-count="0"/>
  </office:meta>
</office:document-meta>
</file>